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CE000000DFCFABA6AF57EA30D6.png" manifest:media-type="image/png"/>
  <manifest:file-entry manifest:full-path="Pictures/10000001000003CE0000020102D568AD61F2B321.png" manifest:media-type="image/png"/>
  <manifest:file-entry manifest:full-path="Pictures/1000000100000296000002CB92D0DE54A9581D6E.png" manifest:media-type="image/png"/>
  <manifest:file-entry manifest:full-path="Pictures/10000001000005DC0000096033BA362970B9614E.png" manifest:media-type="image/png"/>
  <manifest:file-entry manifest:full-path="Pictures/10000001000003CE000002AD1C0E774134A045C7.png" manifest:media-type="image/png"/>
  <manifest:file-entry manifest:full-path="Pictures/10000001000004B90000035A88720F8EE00F96FA.png" manifest:media-type="image/png"/>
  <manifest:file-entry manifest:full-path="Pictures/100000010000044E000001E55E7AB6324E4497A2.png" manifest:media-type="image/png"/>
  <manifest:file-entry manifest:full-path="Pictures/10000001000004F80000021A8EF7C97E8933C5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10d0c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3465a4" draw:fill="none" draw:fill-color="#ffffff" draw:auto-grow-height="true" draw:auto-grow-width="false" fo:max-height="0cm" fo:min-height="2.368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Объект_20_без_20_заливки_20_и_20_линий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7bc6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7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7bc6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dr3d:horizontal-segments="24" dr3d:vertical-segments="16" dr3d:edge-rounding="10%" dr3d:back-scale="100%" dr3d:end-angle="3600" dr3d:backface-culling="enabled" dr3d:close-front="true" dr3d:close-back="true" dr3d:normals-kind="object" dr3d:normals-direction="inverse" dr3d:texture-filter="enabled" dr3d:diffuse-color="#00b8ff" dr3d:emissive-color="#000000" dr3d:specular-color="#ffffff" dr3d:shininess="15%" dr3d:shadow="hidden"/>
    </style:style>
    <style:style style:name="gr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9" style:family="graphic" style:parent-style-name="standard">
      <style:graphic-properties draw:stroke="none" dr3d:vertical-segments="16" dr3d:close-front="true" dr3d:close-back="tru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3.25cm" fo:min-width="2.5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2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23cm"/>
      <style:paragraph-properties style:writing-mode="lr-tb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10d0c" loext:opacity="100%" fo:background-color="transparent"/>
    </style:style>
    <style:style style:name="P4" style:family="paragraph">
      <loext:graphic-properties draw:fill="none" draw:fill-color="#ffffff"/>
      <style:text-properties fo:color="#f10d0c" loext:opacity="100%" fo:background-color="transparen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f10d0c" loext:opacity="100%" fo:font-size="60pt" fo:background-color="transparent" style:font-size-asian="60pt" style:font-size-complex="60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7.999cm" svg:height="13.703cm" svg:x="0.01cm" svg:y="2cm">
          <draw:image xlink:href="Pictures/10000001000004F80000021A8EF7C97E8933C577.png" xlink:type="simple" xlink:show="embed" xlink:actuate="onLoad" draw:mime-type="image/png">
            <text:p/>
          </draw:image>
        </draw:frame>
        <draw:g>
          <draw:line draw:style-name="gr2" draw:text-style-name="P2" draw:layer="layout" svg:x1="3.5cm" svg:y1="10.5cm" svg:x2="5cm" svg:y2="12.5cm">
            <text:p/>
          </draw:line>
          <draw:line draw:style-name="gr2" draw:text-style-name="P2" draw:layer="layout" svg:x1="5cm" svg:y1="10.5cm" svg:x2="3.5cm" svg:y2="12.5cm">
            <text:p/>
          </draw:line>
        </draw:g>
        <draw:g>
          <draw:line draw:style-name="gr2" draw:text-style-name="P2" draw:layer="layout" svg:x1="3.5cm" svg:y1="13cm" svg:x2="5cm" svg:y2="15cm">
            <text:p/>
          </draw:line>
          <draw:line draw:style-name="gr2" draw:text-style-name="P2" draw:layer="layout" svg:x1="5cm" svg:y1="13cm" svg:x2="3.5cm" svg:y2="15cm">
            <text:p/>
          </draw:line>
        </draw:g>
        <draw:frame draw:style-name="gr3" draw:text-style-name="P4" draw:layer="layout" svg:width="2cm" svg:height="2.618cm" svg:x="17.5cm" svg:y="7.382cm">
          <draw:text-box>
            <text:p text:style-name="P3"><text:span text:style-name="T1">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draw:style-name="gr1" draw:text-style-name="P1" draw:layer="layout" svg:width="19.612cm" svg:height="8.631cm" svg:x="0cm" svg:y="0cm">
          <draw:image xlink:href="Pictures/100000010000044E000001E55E7AB6324E4497A2.png" xlink:type="simple" xlink:show="embed" xlink:actuate="onLoad" draw:mime-type="image/png">
            <text:p/>
          </draw:image>
        </draw:frame>
        <draw:frame draw:style-name="gr5" draw:text-style-name="P1" draw:layer="layout" svg:width="14.153cm" svg:height="10.044cm" svg:x="13.847cm" svg:y="5.706cm">
          <draw:image xlink:href="Pictures/10000001000004B90000035A88720F8EE00F96FA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3d:scene draw:style-name="gr6" svg:width="2.51cm" svg:height="1.507cm" svg:x="1.995cm" svg:y="1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7" draw:layer="layout" svg:viewBox="0 -5000 2500 10000" svg:d="M0-5000h250 250 500 500 500 250 250v10000h-250-250-500-500-500-250-250z"/>
        </dr3d:scene>
        <dr3d:scene draw:style-name="gr8" svg:width="3.5cm" svg:height="2.5cm" svg:x="5.5cm" svg:y="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5000 2500 10000" svg:d="M0-5000h250 250 500 500 500 250 250v10000h-250-250-500-500-500-250-250z"/>
        </dr3d:scene>
        <dr3d:scene draw:style-name="gr8" svg:width="3.5cm" svg:height="2.5cm" svg:x="9.5cm" svg:y="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5000 2500 10000" svg:d="M0-5000h250 250 500 500 500 250 250v10000h-250-250-500-500-500-250-250z"/>
        </dr3d:scene>
        <dr3d:scene draw:style-name="gr8" svg:width="3.5cm" svg:height="2.5cm" svg:x="13.5cm" svg:y="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5000 2500 10000" svg:d="M0-5000h250 250 500 500 500 250 250v10000h-250-250-500-500-500-250-250z"/>
        </dr3d:scene>
        <dr3d:scene draw:style-name="gr8" svg:width="3.5cm" svg:height="2.5cm" svg:x="17.5cm" svg:y="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9" draw:layer="layout" svg:viewBox="0 -5000 2500 10000" svg:d="M0-5000h250 250 500 500 500 250 250v10000h-250-250-500-500-500-250-250z"/>
        </dr3d:scene>
        <draw:frame draw:style-name="gr10" draw:text-style-name="P6" draw:layer="layout" svg:width="2.568cm" svg:height="0.962cm" svg:x="1.932cm" svg:y="14.5cm">
          <draw:text-box>
            <text:p>META1</text:p>
          </draw:text-box>
        </draw:frame>
        <draw:frame draw:style-name="gr10" draw:text-style-name="P6" draw:layer="layout" svg:width="2.449cm" svg:height="0.962cm" svg:x="6cm" svg:y="14.5cm">
          <draw:text-box>
            <text:p>DATA1</text:p>
          </draw:text-box>
        </draw:frame>
        <draw:frame draw:style-name="gr10" draw:text-style-name="P6" draw:layer="layout" svg:width="2.449cm" svg:height="0.962cm" svg:x="10.051cm" svg:y="14.5cm">
          <draw:text-box>
            <text:p>DATA2</text:p>
          </draw:text-box>
        </draw:frame>
        <draw:frame draw:style-name="gr10" draw:text-style-name="P6" draw:layer="layout" svg:width="2.449cm" svg:height="0.962cm" svg:x="14.051cm" svg:y="14.538cm">
          <draw:text-box>
            <text:p>DATA3</text:p>
          </draw:text-box>
        </draw:frame>
        <draw:frame draw:style-name="gr10" draw:text-style-name="P6" draw:layer="layout" svg:width="2.449cm" svg:height="0.962cm" svg:x="18.051cm" svg:y="14.538cm">
          <draw:text-box>
            <text:p>DATA4</text:p>
          </draw:text-box>
        </draw:frame>
        <draw:line draw:style-name="gr11" draw:text-style-name="P2" draw:layer="layout" svg:x1="3cm" svg:y1="13cm" svg:x2="3cm" svg:y2="9.5cm">
          <text:p/>
        </draw:line>
        <draw:line draw:style-name="gr11" draw:text-style-name="P2" draw:layer="layout" svg:x1="3cm" svg:y1="13cm" svg:x2="5.5cm" svg:y2="9.5cm">
          <text:p/>
        </draw:line>
        <draw:line draw:style-name="gr11" draw:text-style-name="P2" draw:layer="layout" svg:x1="3cm" svg:y1="13cm" svg:x2="9.5cm" svg:y2="9.5cm">
          <text:p/>
        </draw:line>
        <draw:line draw:style-name="gr12" draw:text-style-name="P2" draw:layer="layout" svg:x1="19.5cm" svg:y1="12cm" svg:x2="19.5cm" svg:y2="9.5cm">
          <text:p/>
        </draw:line>
        <draw:line draw:style-name="gr12" draw:text-style-name="P2" draw:layer="layout" svg:x1="19.5cm" svg:y1="12cm" svg:x2="12.5cm" svg:y2="9.5cm">
          <text:p/>
        </draw:line>
        <draw:line draw:style-name="gr12" draw:text-style-name="P2" draw:layer="layout" svg:x1="19.5cm" svg:y1="12cm" svg:x2="16.5cm" svg:y2="9.5cm">
          <text:p/>
        </draw:line>
        <draw:g>
          <draw:custom-shape draw:style-name="gr13" draw:text-style-name="P1" draw:layer="layout" svg:width="3cm" svg:height="3.5cm" svg:x="12cm" svg:y="1.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7" draw:layer="layout" svg:width="2cm" svg:height="1.073cm" svg:x="12.5cm" svg:y="1.927cm">
            <draw:text-box>
              <text:p text:style-name="P1"><text:span text:style-name="T2">Cloudera </text:span><text:span text:style-name="T2">Manager</text:span></text:p>
            </draw:text-box>
          </draw:frame>
          <draw:frame draw:style-name="gr15" draw:text-style-name="P6" draw:layer="layout" svg:width="3cm" svg:height="0.662cm" svg:x="12cm" svg:y="3.5cm">
            <draw:text-box>
              <text:p text:style-name="P1"><text:span text:style-name="T2">Repositorie</text:span><text:span text:style-name="T2">s</text:span></text:p>
            </draw:text-box>
          </draw:frame>
        </draw:g>
        <draw:g>
          <draw:custom-shape draw:style-name="gr13" draw:text-style-name="P1" draw:layer="layout" svg:width="3cm" svg:height="3.5cm" svg:x="1.5cm" svg:y="6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7" draw:layer="layout" svg:width="2.5cm" svg:height="1.073cm" svg:x="1.7cm" svg:y="8.2cm">
            <draw:text-box>
              <text:p text:style-name="P1"><text:span text:style-name="T2">Spectrum </text:span><text:span text:style-name="T2">Scale</text:span></text:p>
            </draw:text-box>
          </draw:frame>
          <draw:frame draw:style-name="gr16" draw:text-style-name="P7" draw:layer="layout" svg:width="2.5cm" svg:height="1.895cm" svg:x="1.7cm" svg:y="6.09cm">
            <draw:text-box>
              <text:p text:style-name="P1"><text:span text:style-name="T2">Yarn,</text:span></text:p>
              <text:p text:style-name="P1"><text:span text:style-name="T2">Tez,</text:span></text:p>
              <text:p text:style-name="P1"><text:span text:style-name="T2">Spark,</text:span></text:p>
              <text:p text:style-name="P1"><text:span text:style-name="T2">...</text:span></text:p>
            </draw:text-box>
          </draw:frame>
        </draw:g>
        <draw:g>
          <draw:custom-shape draw:style-name="gr13" draw:text-style-name="P1" draw:layer="layout" svg:width="3cm" svg:height="3.5cm" svg:x="5.5cm" svg:y="6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7" draw:layer="layout" svg:width="2.5cm" svg:height="1.073cm" svg:x="5.7cm" svg:y="8.2cm">
            <draw:text-box>
              <text:p text:style-name="P1"><text:span text:style-name="T2">Spectrum </text:span><text:span text:style-name="T2">Scale</text:span></text:p>
            </draw:text-box>
          </draw:frame>
          <draw:frame draw:style-name="gr16" draw:text-style-name="P7" draw:layer="layout" svg:width="2.5cm" svg:height="1.895cm" svg:x="5.7cm" svg:y="6.09cm">
            <draw:text-box>
              <text:p text:style-name="P1"><text:span text:style-name="T2">Yarn,</text:span></text:p>
              <text:p text:style-name="P1"><text:span text:style-name="T2">Tez,</text:span></text:p>
              <text:p text:style-name="P1"><text:span text:style-name="T2">Spark,</text:span></text:p>
              <text:p text:style-name="P1"><text:span text:style-name="T2">...</text:span></text:p>
            </draw:text-box>
          </draw:frame>
        </draw:g>
        <draw:g>
          <draw:custom-shape draw:style-name="gr13" draw:text-style-name="P1" draw:layer="layout" svg:width="3cm" svg:height="3.5cm" svg:x="9.5cm" svg:y="6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7" draw:layer="layout" svg:width="2.5cm" svg:height="1.073cm" svg:x="9.7cm" svg:y="8.2cm">
            <draw:text-box>
              <text:p text:style-name="P1"><text:span text:style-name="T2">Spectrum </text:span><text:span text:style-name="T2">Scale</text:span></text:p>
            </draw:text-box>
          </draw:frame>
          <draw:frame draw:style-name="gr16" draw:text-style-name="P7" draw:layer="layout" svg:width="2.5cm" svg:height="1.895cm" svg:x="9.7cm" svg:y="6.09cm">
            <draw:text-box>
              <text:p text:style-name="P1"><text:span text:style-name="T2">Yarn,</text:span></text:p>
              <text:p text:style-name="P1"><text:span text:style-name="T2">Tez,</text:span></text:p>
              <text:p text:style-name="P1"><text:span text:style-name="T2">Spark,</text:span></text:p>
              <text:p text:style-name="P1"><text:span text:style-name="T2">...</text:span></text:p>
            </draw:text-box>
          </draw:frame>
        </draw:g>
        <draw:g>
          <draw:custom-shape draw:style-name="gr13" draw:text-style-name="P1" draw:layer="layout" svg:width="3cm" svg:height="3.5cm" svg:x="13.5cm" svg:y="6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7" draw:layer="layout" svg:width="2.5cm" svg:height="1.073cm" svg:x="13.7cm" svg:y="8.2cm">
            <draw:text-box>
              <text:p text:style-name="P1"><text:span text:style-name="T2">Spectrum </text:span><text:span text:style-name="T2">Scale</text:span></text:p>
            </draw:text-box>
          </draw:frame>
          <draw:frame draw:style-name="gr16" draw:text-style-name="P7" draw:layer="layout" svg:width="2.5cm" svg:height="1.895cm" svg:x="13.7cm" svg:y="6.09cm">
            <draw:text-box>
              <text:p text:style-name="P1"><text:span text:style-name="T2">Yarn,</text:span></text:p>
              <text:p text:style-name="P1"><text:span text:style-name="T2">Tez,</text:span></text:p>
              <text:p text:style-name="P1"><text:span text:style-name="T2">Spark,</text:span></text:p>
              <text:p text:style-name="P1"><text:span text:style-name="T2">...</text:span></text:p>
            </draw:text-box>
          </draw:frame>
        </draw:g>
        <draw:g>
          <draw:custom-shape draw:style-name="gr13" draw:text-style-name="P1" draw:layer="layout" svg:width="3cm" svg:height="3.5cm" svg:x="17.8cm" svg:y="6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7" draw:layer="layout" svg:width="2.5cm" svg:height="1.073cm" svg:x="18cm" svg:y="8.2cm">
            <draw:text-box>
              <text:p text:style-name="P1"><text:span text:style-name="T2">Spectrum </text:span><text:span text:style-name="T2">Scale</text:span></text:p>
            </draw:text-box>
          </draw:frame>
          <draw:frame draw:style-name="gr16" draw:text-style-name="P7" draw:layer="layout" svg:width="2.5cm" svg:height="1.895cm" svg:x="18cm" svg:y="6.09cm">
            <draw:text-box>
              <text:p text:style-name="P1"><text:span text:style-name="T2">Yarn,</text:span></text:p>
              <text:p text:style-name="P1"><text:span text:style-name="T2">Tez,</text:span></text:p>
              <text:p text:style-name="P1"><text:span text:style-name="T2">Spark,</text:span></text:p>
              <text:p text:style-name="P1"><text:span text:style-name="T2">...</text:span></text:p>
            </draw:text-box>
          </draw:frame>
        </draw:g>
        <draw:frame draw:style-name="gr1" draw:text-style-name="P1" draw:layer="layout" svg:width="7cm" svg:height="4.921cm" svg:x="2cm" svg:y="0.5cm">
          <draw:image xlink:href="Pictures/10000001000003CE000002AD1C0E774134A045C7.png" xlink:type="simple" xlink:show="embed" xlink:actuate="onLoad" draw:mime-type="image/png">
            <text:p/>
          </draw:image>
        </draw:frame>
        <draw:frame draw:style-name="gr1" draw:text-style-name="P1" draw:layer="layout" svg:width="7.499cm" svg:height="12cm" svg:x="20.5cm" svg:y="1.5cm">
          <draw:image xlink:href="Pictures/10000001000005DC0000096033BA362970B9614E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frame draw:style-name="gr1" draw:text-style-name="P1" draw:layer="layout" svg:width="11.209cm" svg:height="12.107cm" svg:x="0cm" svg:y="0cm">
          <draw:image xlink:href="Pictures/1000000100000296000002CB92D0DE54A9581D6E.png" xlink:type="simple" xlink:show="embed" xlink:actuate="onLoad" draw:mime-type="image/png">
            <text:p/>
          </draw:image>
        </draw:frame>
        <draw:frame draw:style-name="gr1" draw:text-style-name="P1" draw:layer="layout" svg:width="16.493cm" svg:height="8.686cm" svg:x="11.509cm" svg:y="0.4cm">
          <draw:image xlink:href="Pictures/10000001000003CE0000020102D568AD61F2B321.png" xlink:type="simple" xlink:show="embed" xlink:actuate="onLoad" draw:mime-type="image/png">
            <text:p/>
          </draw:image>
        </draw:frame>
        <draw:frame draw:style-name="gr1" draw:text-style-name="P1" draw:layer="layout" svg:width="16.493cm" svg:height="3.775cm" svg:x="11.5cm" svg:y="10.225cm">
          <draw:image xlink:href="Pictures/10000001000003CE000000DFCFABA6AF57EA30D6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4T08:34:15.122973552</meta:creation-date>
    <dc:date>2021-09-24T10:08:55.080538395</dc:date>
    <meta:editing-duration>PT1H34M29S</meta:editing-duration>
    <meta:editing-cycles>26</meta:editing-cycles>
    <meta:generator>LibreOffice/7.2.1.2$Linux_X86_64 LibreOffice_project/87b77fad49947c1441b67c559c339af8f3517e22</meta:generator>
    <meta:document-statistic meta:object-count="89"/>
  </office:meta>
</office:document-meta>
</file>